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E0000060AB05AFBD6A40D794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9.25cm" svg:height="13.366cm" svg:x="1.25cm" svg:y="1.258cm">
          <draw:image xlink:href="Pictures/100000000000042E0000060AB05AFBD6A40D7948.jpg" xlink:type="simple" xlink:show="embed" xlink:actuate="onLoad" draw:mime-type="image/jpeg">
            <text:p/>
          </draw:image>
        </draw:frame>
        <draw:frame draw:style-name="gr1" draw:text-style-name="P1" draw:layer="layout" svg:width="9.25cm" svg:height="13.366cm" svg:x="10.75cm" svg:y="1.134cm">
          <draw:image xlink:href="Pictures/100000000000042E0000060AB05AFBD6A40D7948.jpg" xlink:type="simple" xlink:show="embed" xlink:actuate="onLoad" draw:mime-type="image/jpeg">
            <text:p/>
          </draw:image>
        </draw:frame>
        <draw:frame draw:style-name="gr1" draw:text-style-name="P1" draw:layer="layout" svg:width="9.25cm" svg:height="13.366cm" svg:x="1.15cm" svg:y="15.124cm">
          <draw:image xlink:href="Pictures/100000000000042E0000060AB05AFBD6A40D7948.jpg" xlink:type="simple" xlink:show="embed" xlink:actuate="onLoad" draw:mime-type="image/jpeg">
            <text:p/>
          </draw:image>
        </draw:frame>
        <draw:frame draw:style-name="gr1" draw:text-style-name="P1" draw:layer="layout" svg:width="9.25cm" svg:height="13.366cm" svg:x="10.65cm" svg:y="15cm">
          <draw:image xlink:href="Pictures/100000000000042E0000060AB05AFBD6A40D79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3T14:19:17.337000000</meta:creation-date>
    <dc:date>2022-06-23T15:19:15.307000000</dc:date>
    <meta:editing-duration>PT9M25S</meta:editing-duration>
    <meta:editing-cycles>1</meta:editing-cycles>
    <meta:generator>LibreOffice/7.0.1.2$Windows_X86_64 LibreOffice_project/7cbcfc562f6eb6708b5ff7d7397325de9e764452</meta:generator>
    <meta:document-statistic meta:object-count="4"/>
  </office:meta>
</office:document-meta>
</file>